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C0000002D320E42C6D26C293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Ubuntu1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8cm" svg:stroke-color="#808080" draw:marker-start-width="0.242cm" draw:marker-end-width="0.242cm" draw:fill-color="#ffffff" fo:min-height="0.881cm" fo:padding-top="0.139cm" fo:padding-bottom="0.139cm" fo:padding-left="0.264cm" fo:padding-right="0.264cm"/>
    </style:style>
    <style:style style:name="gr3" style:family="graphic" style:parent-style-name="textbody">
      <style:graphic-properties draw:auto-grow-height="true" draw:auto-grow-width="false" fo:max-height="0cm" fo:min-height="0.766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top="0.203cm" fo:margin-bottom="0cm"/>
      <style:text-properties fo:color="#333333" fo:font-size="18pt"/>
    </style:style>
    <style:style style:name="P3" style:family="paragraph">
      <loext:graphic-properties draw:fill-color="#ffffff"/>
      <style:paragraph-properties fo:margin-top="0.203cm" fo:margin-bottom="0cm"/>
      <style:text-properties fo:color="#333333" fo:font-size="18pt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999cm" svg:height="13.747cm" svg:x="0.001cm" svg:y="4.033cm">
          <draw:image xlink:href="Pictures/10000000000005C0000002D320E42C6D26C29340.png" xlink:type="simple" xlink:show="embed" xlink:actuate="onLoad">
            <text:p/>
          </draw:image>
        </draw:frame>
        <draw:frame draw:style-name="gr2" draw:text-style-name="P3" draw:layer="layout" svg:width="4.202cm" svg:height="1.159cm" svg:x="3.418cm" svg:y="3.921cm">
          <draw:text-box>
            <text:p text:style-name="P2">Eigenvalues</text:p>
          </draw:text-box>
        </draw:frame>
        <draw:frame draw:style-name="gr3" draw:layer="layout" svg:width="3.556cm" svg:height="1.016cm" svg:x="11.176cm" svg:y="2.032cm">
          <draw:text-box>
            <text:p>age related </text:p>
          </draw:text-box>
        </draw:frame>
        <draw:frame draw:style-name="gr3" draw:layer="layout" svg:width="5.842cm" svg:height="1.016cm" svg:x="9.652cm" svg:y="5.08cm">
          <draw:text-box>
            <text:p>basement features </text:p>
          </draw:text-box>
        </draw:frame>
        <draw:frame draw:style-name="gr3" draw:layer="layout" svg:width="5.588cm" svg:height="1.016cm" svg:x="9.652cm" svg:y="6.35cm">
          <draw:text-box>
            <text:p>size, area (sq-ft)</text:p>
          </draw:text-box>
        </draw:frame>
        <draw:frame draw:style-name="gr3" draw:layer="layout" svg:width="5.842cm" svg:height="1.016cm" svg:x="10.16cm" svg:y="7.62cm">
          <draw:text-box>
            <text:p>condition, quality</text:p>
          </draw:text-box>
        </draw:frame>
        <draw:frame draw:style-name="gr3" draw:layer="layout" svg:width="3.556cm" svg:height="1.016cm" svg:x="10.16cm" svg:y="3.556cm">
          <draw:text-box>
            <text:p>amenities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Ubuntu1" svg:font-family="Ubuntu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808080" draw:marker-start-width="0.279cm" draw:marker-start-center="false" draw:marker-end-width="0.279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Ubuntu1" fo:font-family="Ubuntu" style:font-style-name="Normal" style:font-pitch="variable" fo:font-size="2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9T00:32:25.160099731</meta:creation-date>
    <dc:date>2017-07-29T00:41:46.365851727</dc:date>
    <meta:editing-duration>PT9M21S</meta:editing-duration>
    <meta:editing-cycles>1</meta:editing-cycles>
    <meta:document-statistic meta:object-count="30"/>
    <meta:generator>LibreOffice/5.1.6.2$Linux_X86_64 LibreOffice_project/10m0$Build-2</meta:generator>
  </office:meta>
</office:document-meta>
</file>